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ImSoInva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invalid <text:span text:style-name="T1">underline</text:span><text:span text:style-name="T2"> attribu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s-Peter Schaal</meta:initial-creator>
    <meta:creation-date>2009-08-14T13:06:43.03</meta:creation-date>
    <meta:document-statistic meta:table-count="0" meta:image-count="0" meta:object-count="0" meta:page-count="1" meta:paragraph-count="1" meta:word-count="6" meta:character-count="39"/>
    <dc:date>2009-08-14T13:07:41.78</dc:date>
    <dc:creator>Hans-Peter Schaal</dc:creator>
    <meta:editing-duration>PT00H01M06S</meta:editing-duration>
    <meta:editing-cycles>1</meta:editing-cycles>
    <meta:generator>StarOffice/9$Win32 OpenOffice.org_project/310m14$Build-9409</meta:generator>
  </office:meta>
</office:document-meta>
</file>